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5807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2.1228in"/>
    </style:style>
    <style:style style:name="co4" style:family="table-column">
      <style:table-column-properties fo:break-before="auto" style:column-width="3.6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woole 100 # reqs/sec</text:p>
          </table:table-cell>
          <table:table-cell office:value-type="string">
            <text:p>Apache/mod_php 100 # reqs/sec</text:p>
          </table:table-cell>
          <table:table-cell/>
          <table:table-cell>
            <draw:frame table:end-cell-address="Sheet1.L22" table:end-x="0.1154in" table:end-y="0.0591in" draw:z-index="0" draw:style-name="gr1" draw:text-style-name="P1" svg:width="6.2988in" svg:height="3.5429in" svg:x="0.0398in" svg:y="0.0394in">
              <draw:object draw:notify-on-update-of-ranges="Sheet1.A1:Sheet1.A1 Sheet1.A2:Sheet1.A12 Sheet1.B1:Sheet1.B1 Sheet1.B2:Sheet1.B12 Sheet1.C1:Sheet1.C1 Sheet1.C2:Sheet1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[1]</text:p>
          </table:table-cell>
          <table:table-cell office:value-type="float" office:value="66308.6">
            <text:p>66308.6</text:p>
          </table:table-cell>
          <table:table-cell office:value-type="float" office:value="25705.82">
            <text:p>25705.82</text:p>
          </table:table-cell>
          <table:table-cell office:value-type="string">
            <text:p>basic</text:p>
          </table:table-cell>
          <table:table-cell/>
        </table:table-row>
        <table:table-row table:style-name="ro2">
          <table:table-cell office:value-type="string">
            <text:p>[2]</text:p>
          </table:table-cell>
          <table:table-cell office:value-type="float" office:value="52451.86">
            <text:p>52451.86</text:p>
          </table:table-cell>
          <table:table-cell office:value-type="float" office:value="11559.91">
            <text:p>11559.91</text:p>
          </table:table-cell>
          <table:table-cell office:value-type="string">
            <text:p>basic_class_load</text:p>
          </table:table-cell>
          <table:table-cell/>
        </table:table-row>
        <table:table-row table:style-name="ro2">
          <table:table-cell office:value-type="string">
            <text:p>[3]</text:p>
          </table:table-cell>
          <table:table-cell office:value-type="float" office:value="53625.63">
            <text:p>53625.63</text:p>
          </table:table-cell>
          <table:table-cell office:value-type="float" office:value="2073.61">
            <text:p>2073.61</text:p>
          </table:table-cell>
          <table:table-cell office:value-type="string">
            <text:p>basic_class_load_multiple</text:p>
          </table:table-cell>
          <table:table-cell/>
        </table:table-row>
        <table:table-row table:style-name="ro2">
          <table:table-cell office:value-type="string">
            <text:p>[4]</text:p>
          </table:table-cell>
          <table:table-cell office:value-type="float" office:value="1804.08">
            <text:p>1804.08</text:p>
          </table:table-cell>
          <table:table-cell office:value-type="float" office:value="1314.86">
            <text:p>1314.86</text:p>
          </table:table-cell>
          <table:table-cell office:value-type="string">
            <text:p>basic_query</text:p>
          </table:table-cell>
          <table:table-cell/>
        </table:table-row>
        <table:table-row table:style-name="ro2">
          <table:table-cell office:value-type="string">
            <text:p>[5]</text:p>
          </table:table-cell>
          <table:table-cell office:value-type="float" office:value="4163.17">
            <text:p>4163.17</text:p>
          </table:table-cell>
          <table:table-cell office:value-type="float" office:value="2327.34">
            <text:p>2327.34</text:p>
          </table:table-cell>
          <table:table-cell office:value-type="string">
            <text:p>basic_query_with_pool</text:p>
          </table:table-cell>
          <table:table-cell/>
        </table:table-row>
        <table:table-row table:style-name="ro2">
          <table:table-cell office:value-type="string">
            <text:p>[6]</text:p>
          </table:table-cell>
          <table:table-cell office:value-type="float" office:value="53499.11">
            <text:p>53499.11</text:p>
          </table:table-cell>
          <table:table-cell office:value-type="float" office:value="25141.67">
            <text:p>25141.67</text:p>
          </table:table-cell>
          <table:table-cell office:value-type="string">
            <text:p>basic_query_with_pool_and_caching</text:p>
          </table:table-cell>
          <table:table-cell/>
        </table:table-row>
        <table:table-row table:style-name="ro2">
          <table:table-cell office:value-type="string">
            <text:p>[7]</text:p>
          </table:table-cell>
          <table:table-cell office:value-type="float" office:value="15195.12">
            <text:p>15195.12</text:p>
          </table:table-cell>
          <table:table-cell office:value-type="float" office:value="228.51">
            <text:p>228.51</text:p>
          </table:table-cell>
          <table:table-cell office:value-type="string">
            <text:p>real_app_simulation</text:p>
          </table:table-cell>
          <table:table-cell/>
        </table:table-row>
        <table:table-row table:style-name="ro2">
          <table:table-cell office:value-type="string">
            <text:p>[8]</text:p>
          </table:table-cell>
          <table:table-cell office:value-type="float" office:value="845.97">
            <text:p>845.97</text:p>
          </table:table-cell>
          <table:table-cell office:value-type="float" office:value="220.27">
            <text:p>220.27</text:p>
          </table:table-cell>
          <table:table-cell office:value-type="string">
            <text:p>real_app_simulation_with_files</text:p>
          </table:table-cell>
          <table:table-cell/>
        </table:table-row>
        <table:table-row table:style-name="ro2">
          <table:table-cell office:value-type="string">
            <text:p>[9]</text:p>
          </table:table-cell>
          <table:table-cell office:value-type="float" office:value="285.91">
            <text:p>285.91</text:p>
          </table:table-cell>
          <table:table-cell office:value-type="float" office:value="141.24">
            <text:p>141.24</text:p>
          </table:table-cell>
          <table:table-cell office:value-type="string">
            <text:p>real_app_simulation_with_files_and_connections</text:p>
          </table:table-cell>
          <table:table-cell/>
        </table:table-row>
        <table:table-row table:style-name="ro2">
          <table:table-cell office:value-type="string">
            <text:p>[10]</text:p>
          </table:table-cell>
          <table:table-cell office:value-type="float" office:value="1919.86">
            <text:p>1919.86</text:p>
          </table:table-cell>
          <table:table-cell office:value-type="float" office:value="1194.24">
            <text:p>1194.24</text:p>
          </table:table-cell>
          <table:table-cell office:value-type="string">
            <text:p>real_app_simulation_with_files_and_connections_simpler</text:p>
          </table:table-cell>
          <table:table-cell/>
        </table:table-row>
        <table:table-row table:style-name="ro2">
          <table:table-cell office:value-type="string">
            <text:p>[11]</text:p>
          </table:table-cell>
          <table:table-cell office:value-type="float" office:value="2288.58">
            <text:p>2288.58</text:p>
          </table:table-cell>
          <table:table-cell office:value-type="float" office:value="1250.36">
            <text:p>1250.36</text:p>
          </table:table-cell>
          <table:table-cell office:value-type="string">
            <text:p>simple_real_app_simula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11/04/2019</text:date>, <text:time>13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19:53.917779394</meta:creation-date>
    <meta:generator>OpenOffice/4.1.6$Unix OpenOffice.org_project/416m1$Build-9790</meta:generator>
    <dc:date>2019-11-04T13:37:34</dc:date>
    <meta:editing-duration>PT30M46S</meta:editing-duration>
    <meta:editing-cycles>15</meta:editing-cycles>
    <dc:creator>Vesko Kenashkov</dc:cre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77cm" svg:y="0.316cm" chart:style-name="ch2">
          <text:p>100 concurrency / 10 000 requests</text:p>
        </chart:title>
        <chart:legend chart:legend-position="bottom" svg:x="3.181cm" svg:y="8.217cm" style:legend-expansion="wide" chart:style-name="ch3"/>
        <chart:plot-area chart:style-name="ch4" table:cell-range-address="Sheet1.A1:Sheet1.C12" chart:data-source-has-labels="both" svg:x="1.331cm" svg:y="1.455cm" svg:width="14.029cm" svg:height="5.6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75cm" svg:y="1.508cm" svg:width="12.518cm" svg:height="4.9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851cm" svg:y="7.236cm" chart:style-name="ch6">
              <text:p>Test #</text:p>
            </chart:title>
            <chart:categories table:cell-range-address="Sheet1.A2:Sheet1.A12"/>
          </chart:axis>
          <chart:axis chart:dimension="y" chart:name="primary-y" chart:style-name="ch7">
            <chart:title svg:x="0.451cm" svg:y="5.847cm" chart:style-name="ch8">
              <text:p>Requests per second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B2:Sheet1.B12" chart:label-cell-address="Sheet1.B1:Sheet1.B1" chart:class="chart:bar">
            <chart:data-point chart:repeated="11"/>
          </chart:series>
          <chart:series chart:style-name="ch11" chart:values-cell-range-address="Sheet1.C2:Sheet1.C12" chart:label-cell-address="Sheet1.C1:Sheet1.C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oole 100 # reqs/sec</text:p>
                <draw:g>
                  <svg:desc>Sheet1.B1:Sheet1.B1</svg:desc>
                </draw:g>
              </table:table-cell>
              <table:table-cell office:value-type="string">
                <text:p>Apache/mod_php 100 # reqs/se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]</text:p>
                <draw:g>
                  <svg:desc>Sheet1.A2:Sheet1.A12</svg:desc>
                </draw:g>
              </table:table-cell>
              <table:table-cell office:value-type="float" office:value="66308.6">
                <text:p>66308.6</text:p>
                <draw:g>
                  <svg:desc>Sheet1.B2:Sheet1.B12</svg:desc>
                </draw:g>
              </table:table-cell>
              <table:table-cell office:value-type="float" office:value="25705.82">
                <text:p>25705.82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52451.86">
                <text:p>52451.86</text:p>
              </table:table-cell>
              <table:table-cell office:value-type="float" office:value="11559.91">
                <text:p>11559.91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53625.63">
                <text:p>53625.63</text:p>
              </table:table-cell>
              <table:table-cell office:value-type="float" office:value="2073.61">
                <text:p>2073.61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1804.08">
                <text:p>1804.08</text:p>
              </table:table-cell>
              <table:table-cell office:value-type="float" office:value="1314.86">
                <text:p>1314.86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4163.17">
                <text:p>4163.17</text:p>
              </table:table-cell>
              <table:table-cell office:value-type="float" office:value="2327.34">
                <text:p>2327.34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53499.11">
                <text:p>53499.11</text:p>
              </table:table-cell>
              <table:table-cell office:value-type="float" office:value="25141.67">
                <text:p>25141.67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15195.12">
                <text:p>15195.12</text:p>
              </table:table-cell>
              <table:table-cell office:value-type="float" office:value="228.51">
                <text:p>228.51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845.97">
                <text:p>845.97</text:p>
              </table:table-cell>
              <table:table-cell office:value-type="float" office:value="220.27">
                <text:p>220.27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285.91">
                <text:p>285.91</text:p>
              </table:table-cell>
              <table:table-cell office:value-type="float" office:value="141.24">
                <text:p>141.24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1919.86">
                <text:p>1919.86</text:p>
              </table:table-cell>
              <table:table-cell office:value-type="float" office:value="1194.24">
                <text:p>1194.24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2288.58">
                <text:p>2288.58</text:p>
              </table:table-cell>
              <table:table-cell office:value-type="float" office:value="1250.36">
                <text:p>1250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